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a9b"/>
    </style:style>
    <style:style style:name="P2" style:family="paragraph" style:parent-style-name="Standard">
      <style:text-properties officeooo:rsid="001fda9b" officeooo:paragraph-rsid="001fda9b"/>
    </style:style>
    <style:style style:name="P3" style:family="paragraph" style:parent-style-name="Standard">
      <style:text-properties officeooo:rsid="00200183" officeooo:paragraph-rsid="00200183"/>
    </style:style>
    <style:style style:name="P4" style:family="paragraph" style:parent-style-name="Standard">
      <style:text-properties officeooo:rsid="0020d8d2" officeooo:paragraph-rsid="0020d8d2"/>
    </style:style>
    <style:style style:name="P5" style:family="paragraph" style:parent-style-name="Standard">
      <style:text-properties officeooo:rsid="0021b710" officeooo:paragraph-rsid="0021b710"/>
    </style:style>
    <style:style style:name="P6" style:family="paragraph" style:parent-style-name="Standard">
      <style:text-properties officeooo:rsid="002551dc" officeooo:paragraph-rsid="002551dc"/>
    </style:style>
    <style:style style:name="P7" style:family="paragraph" style:parent-style-name="Standard">
      <style:text-properties officeooo:rsid="00259a8a" officeooo:paragraph-rsid="00259a8a"/>
    </style:style>
    <style:style style:name="T1" style:family="text">
      <style:text-properties officeooo:rsid="001fd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群行者，就像唐僧取经一样，为了去一个目的地踏上征途。</text:p>
      <text:p text:style-name="Standard">有令一群人要阻止他们到达目的地，因此在路上给他们设立各种障碍。</text:p>
      <text:p text:style-name="Standard">他们设置的障碍五花八门。一开始，他们企图以武力阻止他们，但是这群行者太勇敢了，百折不挠。</text:p>
      <text:p text:style-name="P1">而且，不断有新的行者要加入他们。武力阻止对他们并不奏效。后来，反派来了一个新的领导人，他设置的障碍与众不同。</text:p>
      <text:p text:style-name="P1">比如：</text:p>
      <text:p text:style-name="P1"><text:span text:style-name="T1">1. </text:span>让行者欠下巨款，导致他们要被困在一个打工很久很久。</text:p>
      <text:p text:style-name="P2">2. 栽赃行者，让他们陷入冤案</text:p>
      <text:p text:style-name="P2">3. 引领行者介入到一个个不平事，使他们分心去解决这些不平事</text:p>
      <text:p text:style-name="P2">4. 给行者设计桃花劫，英雄难过美人关，企图用感情把行者留在一个地方</text:p>
      <text:p text:style-name="P2">5. 让行者成为英雄，用胜利，荣誉，虚荣来把他们困在一个地方</text:p>
      <text:p text:style-name="P3">6. 把行者的亲人找来，然后使他们陷入麻烦，使行者不得不留下来</text:p>
      <text:p text:style-name="P3">7. 抓住了行者中的一人，用他的生命和其他顺势的诱惑（财富，美好的生活，前进的凶险，道德，名誉）来使行者留下</text:p>
      <text:p text:style-name="P3">8. 误导行者，使他们认为自己的征途已经毫无意义（比如任务已经失败了，或者任务目标不存在了，或者任务目标已经完成了）</text:p>
      <text:p text:style-name="P4">9. 甚至用魔鬼的契约来阻止他们，一旦接受魔鬼的礼物就是和魔鬼签订了契约</text:p>
      <text:p text:style-name="P5">10. 甚至往行者当中派了卧底，企图从内部瓦解他们</text:p>
      <text:p text:style-name="P6">11.用美女，魔戒来使兄弟们反目成仇</text:p>
      <text:p text:style-name="P7">12. 激发他们的好胜心，攀比心使他们分心</text:p>
      <text:p text:style-name="P3">行者中有意志坚定但没有什么能力的人（就像唐僧），有勇武过人但对这次征程不是太坚定的人，有点像雇佣兵（就像悟空），也有总喜欢打退堂鼓的人（但是因为他和意志坚定的那个人关系不一般，所以唐僧不能丢下他，他也不愿离开唐僧），还有许多行者会暂时加入他们的团队，只能说和他们顺路，但目的地不一样</text:p>
      <text:p text:style-name="P1"/>
      <text:p text:style-name="P1">总的氛围是搞笑励志。</text:p>
      <text:p text:style-name="P1">我们前进的道路上总会有各种诱惑，有时候顺境的诱惑比逆境的磨难更容易让人分心。但是就像唐僧取经一样，只有坚定意志才能走到最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21:27:35.458072009</meta:creation-date>
    <meta:generator>LibreOffice/6.0.7.3$Linux_X86_64 LibreOffice_project/00m0$Build-3</meta:generator>
    <dc:date>2022-06-30T22:16:45.938266689</dc:date>
    <meta:editing-duration>PT15M46S</meta:editing-duration>
    <meta:editing-cycles>7</meta:editing-cycles>
    <meta:document-statistic meta:table-count="0" meta:image-count="0" meta:object-count="0" meta:page-count="1" meta:paragraph-count="20" meta:word-count="726" meta:character-count="752" meta:non-whitespace-character-count="741"/>
  </office:meta>
</office:document-meta>
</file>